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fo:font-size="12pt" style:font-size-asian="12pt" style:font-size-complex="12pt"/>
    </style:style>
    <style:style style:name="P2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3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4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text-properties style:font-name="Arial" style:font-name-complex="Arial" fo:font-size="12pt" style:font-size-asian="12pt" style:font-size-complex="12pt"/>
    </style:style>
    <style:style style:name="T9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1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text-properties style:font-name="Arial" style:font-name-complex="Arial" fo:font-size="12pt" style:font-size-asian="12pt" style:font-size-complex="12pt"/>
    </style:style>
    <style:style style:name="T15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7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9" style:parent-style-name="Normal" style:family="paragraph">
      <style:text-properties style:font-name="Arial" style:font-name-complex="Arial" fo:font-size="12pt" style:font-size-asian="12pt" style:font-size-complex="12pt"/>
    </style:style>
    <style:style style:name="T20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text-properties style:font-name="Arial" style:font-name-complex="Arial" fo:font-size="12pt" style:font-size-asian="12pt" style:font-size-complex="12pt"/>
    </style:style>
    <style:style style:name="T26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8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text-properties style:font-name="Arial" style:font-name-complex="Arial" fo:font-size="12pt" style:font-size-asian="12pt" style:font-size-complex="12pt"/>
    </style:style>
    <style:style style:name="T3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4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6" style:parent-style-name="Normal" style:family="paragraph">
      <style:text-properties style:font-name="Arial" style:font-name-complex="Arial" fo:font-size="12pt" style:font-size-asian="12pt" style:font-size-complex="12pt"/>
    </style:style>
    <style:style style:name="T37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0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5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7" style:parent-style-name="Normal" style:family="paragraph">
      <style:text-properties style:font-name="Arial" style:font-name-complex="Arial" fo:font-size="12pt" style:font-size-asian="12pt" style:font-size-complex="12pt"/>
    </style:style>
    <style:style style:name="T48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0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52" style:parent-style-name="Normal" style:family="paragraph">
      <style:text-properties style:font-name="Arial" style:font-name-complex="Arial" fo:font-size="12pt" style:font-size-asian="12pt" style:font-size-complex="12pt"/>
    </style:style>
    <style:style style:name="T53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6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8" style:parent-style-name="Fonteparág.padrão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(Perguntas feitas por João Lucas Sousa Reis – 160009758)</text:p>
      <text:p text:style-name="P2">(Entrevistado: Diego Lemos, motorista de Uber)</text:p>
      <text:p text:style-name="P3"/>
      <text:p text:style-name="Normal"><text:span text:style-name="T4">Q:</text:span><text:span text:style-name="T5"><text:s/>Quanto tempo já trabalha como motorista UBER?</text:span></text:p>
      <text:p text:style-name="Normal"><text:span text:style-name="T6">R:</text:span><text:span text:style-name="T7"><text:s/>1 ano e 6 meses.</text:span></text:p>
      <text:p text:style-name="P8"/>
      <text:p text:style-name="Normal"><text:span text:style-name="T9">Q:</text:span><text:span text:style-name="T10"><text:s/>Quais são as obrigações que o motorista UBER precisar ter?</text:span></text:p>
      <text:p text:style-name="Normal"><text:span text:style-name="T11">R:</text:span><text:span text:style-name="T12"><text:s/>ficha limpa, CNH com a observação de que exerce<text:s/></text:span><text:span text:style-name="T13">atividade remunerada, dirigir seguindo as leis de trânsito.</text:span></text:p>
      <text:p text:style-name="P14"/>
      <text:p text:style-name="Normal"><text:span text:style-name="T15">Q:</text:span><text:span text:style-name="T16"><text:s/>Quais são as obrigações que o carro do motorista UBER precisar ter?</text:span></text:p>
      <text:p text:style-name="Normal"><text:span text:style-name="T17">R:</text:span><text:span text:style-name="T18"><text:s/>Carro com menos de cinco anos de uso, quatro portas, ar condicionado.</text:span></text:p>
      <text:p text:style-name="P19"/>
      <text:p text:style-name="Normal"><text:span text:style-name="T20">Q:</text:span><text:span text:style-name="T21"><text:s/>Como é ser motorista UBER?</text:span></text:p>
      <text:p text:style-name="Normal"><text:span text:style-name="T22">R:</text:span><text:span text:style-name="T23"><text:s/>Nós horários de p</text:span><text:span text:style-name="T24">ico estressante. Na madrugada uma aventura, muitas histórias e sempre tem surpresas.</text:span></text:p>
      <text:p text:style-name="P25"/>
      <text:p text:style-name="Normal"><text:span text:style-name="T26">Q:</text:span><text:span text:style-name="T27"><text:s/>Como funciona o aplicativo?</text:span></text:p>
      <text:p text:style-name="Normal"><text:span text:style-name="T28">R:</text:span><text:span text:style-name="T29"><text:s/>Simples: você fica on LINE e começa a trabalhar. Agora precisa de confirmar a identidade tirando uma selfie. Isso é bom para segurança d</text:span><text:span text:style-name="T30">os passageiros.</text:span></text:p>
      <text:p text:style-name="P31"/>
      <text:p text:style-name="Normal"><text:span text:style-name="T32">Q:</text:span><text:span text:style-name="T33"><text:s/>Você teve dificuldades na utilização do aplicativo?</text:span></text:p>
      <text:p text:style-name="Normal"><text:span text:style-name="T34">R:</text:span><text:span text:style-name="T35"><text:s/>Estou tendo com a nova atualização. Não consigo fazer a mulher parar de falar a rota, é horrível.</text:span></text:p>
      <text:p text:style-name="P36"/>
      <text:p text:style-name="Normal"><text:span text:style-name="T37">Q:</text:span><text:span text:style-name="T38"><text:s/>Você acha que falta alguma funcionalidade do aplicativo? Se sim, qual? <text:s/>O que v</text:span><text:span text:style-name="T39">ocê mudaria no aplicativo?</text:span></text:p>
      <text:p text:style-name="Normal"><text:span text:style-name="T40">R:</text:span><text:span text:style-name="T41"><text:s/>O app poderia disponibilizar mais vezes a função de destino, pelo menos 4x ao dia. A foto do passageiro poderia aparecer para o motorista. E os ganhos deveriam ser mais justos.</text:span></text:p>
      <text:p text:style-name="Normal"><text:span text:style-name="T42">Q:</text:span><text:span text:style-name="T43"><text:s/>Como funciona o comportamento do motorista em<text:s/></text:span><text:span text:style-name="T44">trabalho?</text:span></text:p>
      <text:p text:style-name="Normal"><text:span text:style-name="T45">R:</text:span><text:span text:style-name="T46"><text:s/>Com respeito e cordialidade.</text:span></text:p>
      <text:p text:style-name="P47"/>
      <text:soft-page-break/>
      <text:p text:style-name="Normal"><text:span text:style-name="T48">Q:</text:span><text:span text:style-name="T49"><text:s/>Nesse período de tempo que melhorias o aplicativo apresentou que realmente foi útil?</text:span></text:p>
      <text:p text:style-name="Normal"><text:span text:style-name="T50">R:</text:span><text:span text:style-name="T51"><text:s/>A navegação melhorou bastante mas ainda falta muita coisa.</text:span></text:p>
      <text:p text:style-name="P52"/>
      <text:p text:style-name="Normal"><text:span text:style-name="T53">Q:</text:span><text:span text:style-name="T54"><text:s/>Quais problemas você já teve com passageiros e em que o apl</text:span><text:span text:style-name="T55">icativo/UBER poderia fazer para solucionar?</text:span></text:p>
      <text:p text:style-name="Normal"><text:span text:style-name="T56">R:</text:span><text:span text:style-name="T57"><text:s/>Sempre há passageiros folgados que fazem os motoristas ficarem esperando e isso é um problema pq parado o motorista não ganha nada. E fica uma situação difícil para o motorista falar isso com os passageiros. O</text:span><text:span text:style-name="T58"><text:s/>Uber poderia fazer algo nesse sentid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ão Vítor</meta:initial-creator>
    <dc:creator>João Vítor</dc:creator>
    <meta:creation-date>2018-09-12T10:41:00Z</meta:creation-date>
    <dc:date>2018-09-17T20:49:00Z</dc:date>
    <meta:template xlink:href="Normal" xlink:type="simple"/>
    <meta:editing-cycles>3</meta:editing-cycles>
    <meta:editing-duration>PT60S</meta:editing-duration>
    <meta:document-statistic meta:page-count="2" meta:paragraph-count="3" meta:word-count="291" meta:character-count="1861" meta:row-count="13" meta:non-whitespace-character-count="1573"/>
  </office:meta>
</office:document-meta>
</file>